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5A5F99DF2DD31BBDC4.png" manifest:media-type="image/png"/>
  <manifest:file-entry manifest:full-path="Pictures/1000020100000171000000668D7A2BA9303DE3CE.png" manifest:media-type="image/png"/>
  <manifest:file-entry manifest:full-path="Pictures/100000000000016E000000ADF3FA3A23CE112E7C.gif" manifest:media-type="image/gif"/>
  <manifest:file-entry manifest:full-path="Pictures/1000000000000138000000E1203F65DD67EF2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7"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8"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49"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0"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1"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2"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3"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4"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5"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6" style:family="paragraph" style:parent-style-name="Text_20_body">
      <style:text-properties officeooo:paragraph-rsid="002520c7"/>
    </style:style>
    <style:style style:name="P57" style:family="paragraph" style:parent-style-name="Text_20_body">
      <style:text-properties officeooo:rsid="002520c7" officeooo:paragraph-rsid="002520c7"/>
    </style:style>
    <style:style style:name="P58" style:family="paragraph" style:parent-style-name="Text_20_body">
      <style:paragraph-properties fo:margin-top="0cm" fo:margin-bottom="0cm" loext:contextual-spacing="false" style:line-height-at-least="0.503cm"/>
      <style:text-properties fo:font-size="9.75pt" loext:padding="0cm" loext:border="none"/>
    </style:style>
    <style:style style:name="P59" style:family="paragraph" style:parent-style-name="Text_20_body">
      <style:paragraph-properties fo:margin-top="0cm" fo:margin-bottom="0cm" loext:contextual-spacing="false" style:line-height-at-least="0.503cm"/>
    </style:style>
    <style:style style:name="P60"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6"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officeooo:rsid="002520c7"/>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1"><text:s text:c="8"/><text:span text:style-name="T19">string2 = "azonam" <text:s/>// rotated anti-clockwise</text:span></text:p>
      <text:p text:style-name="P63">Output : Yes</text:p>
      <text:p text:style-name="P65"/>
      <text:p text:style-name="P63">Input : string1 = "amazon"</text:p>
      <text:p text:style-name="P61"><text:s text:c="8"/><text:span text:style-name="T19">string2 = "onamaz" <text:s/>// rotated clockwise</text:span></text:p>
      <text:p text:style-name="P63">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3">Output: <text:s text:c="8"/>{_, 1, 1, <text:s/>4, 1, 2}</text:p>
      <text:p text:style-name="P63">First element ('1') has no element on left side. For 6, </text:p>
      <text:p text:style-name="P63">there is only one smaller element on left side '1'. </text:p>
      <text:p text:style-name="P63">For 10, there are three smaller elements on left side (1,</text:p>
      <text:p text:style-name="P63">6 and 4), nearest among the three elements is 4.</text:p>
      <text:p text:style-name="P65"/>
      <text:p text:style-name="P63">Input: arr[] = {1, 3, 0, 2, 5}</text:p>
      <text:p text:style-name="P63">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6" text:outline-level="1">Pair with given product | Set 1 (Find if any pair exists)</text:h>
      <text:p text:style-name="P60">Input : arr[] = {10, 20, 9, 40};</text:p>
      <text:p text:style-name="P62"><text:s text:c="8"/><text:span text:style-name="T19">int x = 400;</text:span></text:p>
      <text:p text:style-name="P64">Output : Yes</text:p>
      <text:p text:style-name="P65"/>
      <text:p text:style-name="P64">Input : arr[] = {10, 20, 9, 40};</text:p>
      <text:p text:style-name="P62"><text:s text:c="8"/><text:span text:style-name="T19">int x = 190;</text:span></text:p>
      <text:p text:style-name="P64">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3">O/P <text:s text:c="2"/>2</text:p>
      <text:p text:style-name="P63">I/P <text:s text:c="3"/>19, <text:s text:c="2"/>Binary Representation 010011</text:p>
      <text:p text:style-name="P63">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1"><text:s text:c="4"/><text:span text:style-name="T19">1020 - 1525 </text:span></text:p>
      <text:p text:style-name="P34">Use of array to store all digits is not allowed.</text:p>
      <text:p text:style-name="P5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8D7A2BA9303DE3C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5F99DF2DD31BBDC4.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3">Output: 165 degree</text:p>
      <text:p text:style-name="P65"/>
      <text:p text:style-name="P63">Input: <text:s/>h = 3.00, m = 30.00</text:p>
      <text:p text:style-name="P63">Output: 75 degree</text:p>
      <text:p text:style-name="P54"><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3">Output : Yes</text:p>
      <text:p text:style-name="P32"><text:span text:style-name="T20">(7)</text:span><text:span text:style-name="T22">10</text:span> = (111)<text:span text:style-name="T21">2</text:span></text:p>
      <text:p text:style-name="P65"><text:soft-page-break/></text:p>
      <text:p text:style-name="P63">Input : 14</text:p>
      <text:p text:style-name="P63">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1"><text:s text:c="8"/><text:span text:style-name="T19">/ <text:s text:c="2"/>\</text:span></text:p>
      <text:p text:style-name="P61"><text:s text:c="6"/><text:span text:style-name="T19">10 <text:s text:c="4"/>3</text:span></text:p>
      <text:p text:style-name="P61"><text:s text:c="4"/><text:span text:style-name="T19">/ <text:s text:c="3"/>\ <text:s text:c="4"/>\</text:span></text:p>
      <text:p text:style-name="P61"><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59"/>
      <text:list xml:id="list3786389636170010565" text:style-name="L1">
        <text:list-item>
          <text:p text:style-name="P66">Their root node’s key must be same</text:p>
        </text:list-item>
        <text:list-item>
          <text:p text:style-name="P66">Left subtree of root of ‘a’ and right subtree root of ‘b’ are mirror.</text:p>
        </text:list-item>
        <text:list-item>
          <text:p text:style-name="P66">Right subtree of ‘a’ and left subtree of ‘b’ are mirror.</text:p>
        </text:list-item>
      </text:list>
      <text:p text:style-name="P58"/>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3">Output : 4</text:p>
      <text:p text:style-name="P33"><text:span text:style-name="T9">Binary representation of a is 000</text:span><text:span text:style-name="Strong_20_Emphasis"><text:span text:style-name="T9">0101</text:span></text:span><text:span text:style-name="T9">0</text:span></text:p>
      <text:p text:style-name="P63">Binary representation of b is 00010100</text:p>
      <text:p text:style-name="P63">We need to flip highlighted four bits in a</text:p>
      <text:p text:style-name="P63">to make it b.</text:p>
      <text:p text:style-name="P65"/>
      <text:p text:style-name="P63">Input : a = 7, b = 10</text:p>
      <text:p text:style-name="P63">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3">Binary representation of b is 00001010</text:p>
      <text:p text:style-name="P63">We need to flip highlighted three bits in a</text:p>
      <text:p text:style-name="P63">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1"><text:s text:c="2"/><text:span text:style-name="T19">Output: 4 // x (or 2) occurs 4 times in arr[]</text:span></text:p>
      <text:p text:style-name="P65"/>
      <text:p text:style-name="P61"><text:soft-page-break/><text:s text:c="2"/><text:span text:style-name="T19">Input: arr[] = {1, 1, 2, 2, 2, 2, 3,}, <text:s text:c="2"/>x = 3</text:span></text:p>
      <text:p text:style-name="P61"><text:s text:c="2"/><text:span text:style-name="T19">Output: 1 </text:span></text:p>
      <text:p text:style-name="P65"/>
      <text:p text:style-name="P61"><text:s text:c="2"/><text:span text:style-name="T19">Input: arr[] = {1, 1, 2, 2, 2, 2, 3,}, <text:s text:c="2"/>x = 1</text:span></text:p>
      <text:p text:style-name="P61"><text:s text:c="2"/><text:span text:style-name="T19">Output: 2 </text:span></text:p>
      <text:p text:style-name="P65"/>
      <text:p text:style-name="P61"><text:s text:c="2"/><text:span text:style-name="T19">Input: arr[] = {1, 1, 2, 2, 2, 2, 3,}, <text:s text:c="2"/>x = 4</text:span></text:p>
      <text:p text:style-name="P61"><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7" text:outline-level="1">Count all possible paths from top left to bottom right of a mXn matrix</text:h>
      <text:p text:style-name="P10">Note the count can also be calculated using the formula (m-1 + n-1)!/(m-1)!(n-1)!.</text:p>
      <text:p text:style-name="P10"/>
      <text:h text:style-name="P47"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3">Output : 3</text:p>
      <text:p text:style-name="P63">3 is an equilibrium index, because:</text:p>
      <text:p text:style-name="P63">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8"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1"><text:s text:c="8"/><text:span text:style-name="T19">x = 5</text:span></text:p>
      <text:p text:style-name="P63">Output : First Occurrence = 2</text:p>
      <text:p text:style-name="P61"><text:s text:c="9"/><text:span text:style-name="T19">Last Occurrence = 5</text:span></text:p>
      <text:p text:style-name="P65"/>
      <text:p text:style-name="P63">Input : arr[] = {1, 3, 5, 5, 5, 5 ,7, 123 ,125 } <text:s text:c="3"/></text:p>
      <text:p text:style-name="P61"><text:s text:c="8"/><text:span text:style-name="T19">x = 7</text:span></text:p>
      <text:p text:style-name="P63">Output : First Occurrence = 6</text:p>
      <text:p text:style-name="P61"><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49"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0"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1"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3">Output : 6</text:p>
      <text:p text:style-name="P32">The index of first <text:span text:style-name="T20">1</text:span> in the array is 6.</text:p>
      <text:p text:style-name="P65"/>
      <text:p text:style-name="P63">Input : arr[] = {0, 0, 0, 0}</text:p>
      <text:p text:style-name="P63">Output : -1</text:p>
      <text:p text:style-name="P63">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2"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3">Output : 1</text:p>
      <text:p text:style-name="P63">Minimum difference is between 18 and 19</text:p>
      <text:p text:style-name="P65"/>
      <text:p text:style-name="P63">Input <text:s/>: {30, 5, 20, 9};</text:p>
      <text:p text:style-name="P63">Output : 4</text:p>
      <text:p text:style-name="P63">Minimum difference is between 5 and 9</text:p>
      <text:p text:style-name="P65"/>
      <text:p text:style-name="P63">Input <text:s/>: {1, 19, -4, 31, 38, 25, 100};</text:p>
      <text:p text:style-name="P63">Output : 5</text:p>
      <text:p text:style-name="P63">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3"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5"><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3">Output: {6,7} <text:s/></text:p>
      <text:p text:style-name="P65"/>
      <text:p text:style-name="P63">Input: arr[] = {-1, -3, -4, 2, 0, -5} </text:p>
      <text:p text:style-name="P63">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3">arr[] = {1, 2, 3, 4, 5, 6}</text:p>
      <text:p text:style-name="P61"><text:s text:c="4"/><text:span text:style-name="T19">k = 4</text:span></text:p>
      <text:p text:style-name="P65"/>
      <text:p text:style-name="P63">Output:</text:p>
      <text:p text:style-name="P63">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6"><text:soft-page-break/><text:line-break/><text:span text:style-name="T26">class FindMiddle{ </text:span></text:p>
      <text:p text:style-name="P57"><text:tab/>ListNode head;</text:p>
      <text:p text:style-name="P57"><text:tab/>class ListNode{</text:p>
      <text:p text:style-name="P57"><text:tab/><text:tab/>int data;</text:p>
      <text:p text:style-name="P57"><text:tab/><text:tab/>ListNode next;</text:p>
      <text:p text:style-name="P57"><text:tab/><text:tab/>ListNode(int d){</text:p>
      <text:p text:style-name="P57"><text:tab/><text:tab/><text:tab/>data=d;</text:p>
      <text:p text:style-name="P57"><text:tab/><text:tab/><text:tab/>next=null;</text:p>
      <text:p text:style-name="P57"><text:tab/><text:tab/>}</text:p>
      <text:p text:style-name="P57"><text:tab/>}</text:p>
      <text:p text:style-name="P57"><text:tab/>public void push(int d){</text:p>
      <text:p text:style-name="P57"><text:tab/><text:tab/>ListNode new_node=new ListNode(d);</text:p>
      <text:p text:style-name="P57"><text:tab/><text:tab/>new_node.next=head;</text:p>
      <text:p text:style-name="P57"><text:tab/><text:tab/>head=new_node;</text:p>
      <text:p text:style-name="P57"><text:tab/>}</text:p>
      <text:p text:style-name="P57"><text:tab/>public int FinaMid(){</text:p>
      <text:p text:style-name="P57"><text:tab/><text:tab/>ListNode slow=head;</text:p>
      <text:p text:style-name="P57"><text:tab/><text:tab/>ListNode fast=head;</text:p>
      <text:p text:style-name="P57"><text:tab/><text:tab/>while(fast!=null &amp;&amp; fast.next!=null){</text:p>
      <text:p text:style-name="P57"><text:tab/><text:tab/><text:tab/>slow=slow.next;</text:p>
      <text:p text:style-name="P57"><text:tab/><text:tab/><text:tab/>fast=fast.next.next;</text:p>
      <text:p text:style-name="P57"><text:tab/><text:tab/>}</text:p>
      <text:p text:style-name="P57"><text:tab/><text:tab/>return slow.data;</text:p>
      <text:p text:style-name="P57"><text:tab/>}</text:p>
      <text:p text:style-name="P57"><text:tab/>public static void main(String[] args) {</text:p>
      <text:p text:style-name="P57"><text:tab/>FindMiddle f=new FindMiddle();</text:p>
      <text:p text:style-name="P57"><text:tab/>f.push(1);</text:p>
      <text:p text:style-name="P57"><text:tab/>f.push(2);</text:p>
      <text:p text:style-name="P57"><text:tab/>f.push(3);</text:p>
      <text:p text:style-name="P57"><text:tab/>f.push(4);</text:p>
      <text:p text:style-name="P57"><text:soft-page-break/><text:tab/>f.push(5);</text:p>
      <text:p text:style-name="P57"><text:tab/>f.push(6);</text:p>
      <text:p text:style-name="P57"><text:tab/>f.push(7);</text:p>
      <text:p text:style-name="P57"><text:tab/>System.out.print(f.FinaMid());</text:p>
      <text:p text:style-name="P57"><text:tab/>}</text:p>
      <text:p text:style-name="P57">}</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0-26T00:32:34.220490275</dc:date>
    <meta:editing-duration>PT9H20M3S</meta:editing-duration>
    <meta:editing-cycles>10</meta:editing-cycles>
    <meta:generator>LibreOffice/5.1.6.2$Linux_X86_64 LibreOffice_project/10m0$Build-2</meta:generator>
    <meta:document-statistic meta:table-count="0" meta:image-count="5" meta:object-count="0" meta:page-count="29" meta:paragraph-count="863" meta:word-count="3749" meta:character-count="24970" meta:non-whitespace-character-count="19987"/>
  </office:meta>
</office:document-meta>
</file>